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tham SSm" svg:font-family="'Gotham SSm', Helvetica, Arial, sans-serif"/>
    <style:font-face style:name="Georgia1" svg:font-family="Georgia" style:font-family-generic="roman"/>
    <style:font-face style:name="Arial" svg:font-family="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officeooo:rsid="000f67da" officeooo:paragraph-rsid="000f67da"/>
    </style:style>
    <style:style style:name="P3" style:family="paragraph" style:parent-style-name="Standard">
      <style:text-properties officeooo:paragraph-rsid="000f67da"/>
    </style:style>
    <style:style style:name="P4" style:family="paragraph" style:parent-style-name="Standard">
      <style:text-properties officeooo:paragraph-rsid="000ff2a2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style:font-name="Arial" fo:language="en" fo:country="US"/>
    </style:style>
    <style:style style:name="P7" style:family="paragraph" style:parent-style-name="Standard">
      <style:text-properties style:font-name="Arial" fo:language="en" fo:country="US" officeooo:rsid="000bfc5c" officeooo:paragraph-rsid="000bfc5c"/>
    </style:style>
    <style:style style:name="P8" style:family="paragraph" style:parent-style-name="Standard">
      <style:text-properties style:font-name="Arial" officeooo:paragraph-rsid="000ff2a2"/>
    </style:style>
    <style:style style:name="P9" style:family="paragraph" style:parent-style-name="Standard">
      <style:text-properties officeooo:paragraph-rsid="0015050a"/>
    </style:style>
    <style:style style:name="P10" style:family="paragraph" style:parent-style-name="Standard">
      <style:text-properties officeooo:paragraph-rsid="0017b47c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rsid="000f67da" officeooo:paragraph-rsid="000f67d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Arial" officeooo:paragraph-rsid="000ff2a2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Arial" officeooo:paragraph-rsid="000dcd96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style:font-name="Arial" fo:language="en" fo:country="US" officeooo:rsid="000b01a9" officeooo:paragraph-rsid="000b01a9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style:font-name="Arial" fo:language="en" fo:country="US" officeooo:rsid="00120723" officeooo:paragraph-rsid="000f67da"/>
    </style:style>
    <style:style style:name="P17" style:family="paragraph" style:parent-style-name="Standard" style:list-style-name="L4"/>
    <style:style style:name="P18" style:family="paragraph" style:parent-style-name="Standard" style:list-style-name="L4">
      <style:text-properties style:font-name="Arial" fo:language="en" fo:country="US"/>
    </style:style>
    <style:style style:name="P19" style:family="paragraph" style:parent-style-name="Standard" style:list-style-name="L5">
      <style:text-properties style:font-name="Arial" fo:language="en" fo:country="US"/>
    </style:style>
    <style:style style:name="P20" style:family="paragraph" style:parent-style-name="Standard" style:list-style-name="L5">
      <style:text-properties style:font-name="Arial" fo:language="en" fo:country="US" officeooo:paragraph-rsid="000dcd96"/>
    </style:style>
    <style:style style:name="P21" style:family="paragraph" style:parent-style-name="Standard">
      <style:text-properties style:font-name="Arial" fo:language="en" fo:country="US" officeooo:rsid="000dcd96"/>
    </style:style>
    <style:style style:name="P22" style:family="paragraph" style:parent-style-name="Standard" style:list-style-name="L5">
      <style:text-properties style:font-name="Arial" fo:font-size="8pt" fo:language="en" fo:country="US" officeooo:paragraph-rsid="000dcd96" style:font-size-asian="8pt" style:font-size-complex="8pt"/>
    </style:style>
    <style:style style:name="P23" style:family="paragraph" style:parent-style-name="Standard">
      <style:text-properties officeooo:paragraph-rsid="00246566"/>
    </style:style>
    <style:style style:name="P24" style:family="paragraph" style:parent-style-name="Standard">
      <style:text-properties officeooo:rsid="000f67da" officeooo:paragraph-rsid="00246566"/>
    </style:style>
    <style:style style:name="P25" style:family="paragraph" style:parent-style-name="Standard">
      <style:text-properties officeooo:paragraph-rsid="0017b47c"/>
    </style:style>
    <style:style style:name="P26" style:family="paragraph" style:parent-style-name="Standard" style:list-style-name="L1">
      <loext:graphic-properties draw:fill="none"/>
      <style:paragraph-properties fo:margin-top="0in" fo:margin-bottom="0in" loext:contextual-spacing="false" fo:line-height="115%" fo:orphans="2" fo:widows="2" fo:background-color="transparent" style:writing-mode="lr-tb">
        <style:tab-stops>
          <style:tab-stop style:position="1.5in"/>
        </style:tab-stops>
      </style:paragraph-properties>
      <style:text-properties style:font-name="Arial" officeooo:paragraph-rsid="002454cf"/>
    </style:style>
    <style:style style:name="P27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Arial" officeooo:paragraph-rsid="00246566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Arial" fo:language="en" fo:country="US" officeooo:rsid="0019816c" officeooo:paragraph-rsid="00246566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Arial" officeooo:paragraph-rsid="00246566"/>
    </style:style>
    <style:style style:name="P30" style:family="paragraph" style:parent-style-name="Standard">
      <style:paragraph-properties fo:margin-left="0in" fo:margin-right="0in" fo:text-indent="0in" style:auto-text-indent="false"/>
      <style:text-properties officeooo:paragraph-rsid="000dcd96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officeooo:paragraph-rsid="000b01a9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style:font-name="arial" officeooo:paragraph-rsid="0026ba28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style:font-name="Arial" fo:language="en" fo:country="US" officeooo:rsid="000b01a9" officeooo:paragraph-rsid="000dcd96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style:font-name="Arial" fo:language="en" fo:country="US" officeooo:paragraph-rsid="000dcd96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in"/>
        </style:tab-stops>
      </style:paragraph-properties>
      <style:text-properties style:font-name="Arial" fo:language="en" fo:country="US" officeooo:paragraph-rsid="0026ba28"/>
    </style:style>
    <style:style style:name="P36" style:family="paragraph" style:parent-style-name="Text_20_body" style:list-style-name="L1">
      <loext:graphic-properties draw:fill="none"/>
      <style:paragraph-properties fo:margin-top="0in" fo:margin-bottom="0in" loext:contextual-spacing="false" fo:line-height="115%" fo:orphans="2" fo:widows="2" fo:background-color="transparent" style:writing-mode="lr-tb">
        <style:tab-stops>
          <style:tab-stop style:position="1.5in"/>
        </style:tab-stops>
      </style:paragraph-properties>
      <style:text-properties style:font-name="Arial" officeooo:paragraph-rsid="00152ed9"/>
    </style:style>
    <style:style style:name="P37" style:family="paragraph" style:parent-style-name="Text_20_body" style:list-style-name="L1">
      <loext:graphic-properties draw:fill="none"/>
      <style:paragraph-properties fo:margin-top="0in" fo:margin-bottom="0in" loext:contextual-spacing="false" fo:line-height="115%" fo:orphans="2" fo:widows="2" fo:background-color="transparent" style:writing-mode="lr-tb">
        <style:tab-stops>
          <style:tab-stop style:position="1.5in"/>
        </style:tab-stops>
      </style:paragraph-properties>
      <style:text-properties style:font-name="Arial" officeooo:paragraph-rsid="00231cf1"/>
    </style:style>
    <style:style style:name="P38" style:family="paragraph" style:parent-style-name="Text_20_body" style:list-style-name="L1">
      <loext:graphic-properties draw:fill="none"/>
      <style:paragraph-properties fo:margin-top="0in" fo:margin-bottom="0in" loext:contextual-spacing="false" fo:line-height="115%" fo:orphans="2" fo:widows="2" fo:background-color="transparent" style:writing-mode="lr-tb">
        <style:tab-stops>
          <style:tab-stop style:position="1.5in"/>
        </style:tab-stops>
      </style:paragraph-properties>
      <style:text-properties style:font-name="Arial" officeooo:paragraph-rsid="00246566"/>
    </style:style>
    <style:style style:name="P39" style:family="paragraph" style:parent-style-name="Text_20_body" style:list-style-name="L1">
      <loext:graphic-properties draw:fill="none"/>
      <style:paragraph-properties fo:margin-top="0in" fo:margin-bottom="0in" loext:contextual-spacing="false" fo:line-height="115%" fo:orphans="2" fo:widows="2" fo:background-color="transparent" style:writing-mode="lr-tb">
        <style:tab-stops>
          <style:tab-stop style:position="1.5in"/>
        </style:tab-stops>
      </style:paragraph-properties>
      <style:text-properties style:font-name="Arial" officeooo:rsid="00231cf1" officeooo:paragraph-rsid="00231cf1"/>
    </style:style>
    <style:style style:name="P40" style:family="paragraph" style:parent-style-name="Text_20_body" style:list-style-name="L1">
      <style:paragraph-properties fo:margin-top="0in" fo:margin-bottom="0in" loext:contextual-spacing="false"/>
      <style:text-properties style:font-name="Arial" officeooo:paragraph-rsid="001f647f"/>
    </style:style>
    <style:style style:name="P41" style:family="paragraph" style:parent-style-name="Text_20_body" style:list-style-name="L1">
      <style:paragraph-properties fo:margin-top="0in" fo:margin-bottom="0in" loext:contextual-spacing="false"/>
      <style:text-properties style:font-name="Arial" officeooo:paragraph-rsid="002454cf"/>
    </style:style>
    <style:style style:name="P42" style:family="paragraph" style:parent-style-name="Text_20_body">
      <style:paragraph-properties fo:margin-top="0in" fo:margin-bottom="0in" loext:contextual-spacing="false"/>
      <style:text-properties style:font-name="Arial" officeooo:paragraph-rsid="00246566"/>
    </style:style>
    <style:style style:name="P43" style:family="paragraph" style:parent-style-name="Text_20_body">
      <style:paragraph-properties fo:margin-top="0in" fo:margin-bottom="0in" loext:contextual-spacing="false"/>
      <style:text-properties style:font-name="Arial" officeooo:paragraph-rsid="0026ba28"/>
    </style:style>
    <style:style style:name="P44" style:family="paragraph" style:parent-style-name="Text_20_body" style:list-style-name="L1">
      <loext:graphic-properties draw:fill="none"/>
      <style:paragraph-properties fo:margin-left="0in" fo:margin-right="0in" fo:margin-top="0in" fo:margin-bottom="0in" loext:contextual-spacing="false" fo:line-height="115%" fo:orphans="2" fo:widows="2" fo:text-indent="0in" style:auto-text-indent="false" fo:background-color="transparent" style:writing-mode="lr-tb">
        <style:tab-stops>
          <style:tab-stop style:position="1.5in"/>
        </style:tab-stops>
      </style:paragraph-properties>
      <style:text-properties style:font-name="Arial" officeooo:paragraph-rsid="00246566"/>
    </style:style>
    <style:style style:name="P4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246566"/>
    </style:style>
    <style:style style:name="P4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Arial" officeooo:paragraph-rsid="0026ba28"/>
    </style:style>
    <style:style style:name="P4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26375a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222222" style:font-name="Gotham SSm" fo:font-size="9.75pt" fo:letter-spacing="normal" fo:font-style="normal" fo:font-weight="normal" officeooo:paragraph-rsid="0026375a"/>
    </style:style>
    <style:style style:name="P49" style:family="paragraph" style:parent-style-name="Heading_20_1">
      <style:text-properties fo:color="#0c628d" fo:language="en" fo:country="US"/>
    </style:style>
    <style:style style:name="P50" style:family="paragraph" style:parent-style-name="Heading_20_1">
      <style:text-properties fo:color="#0c628d" fo:language="en" fo:country="US" officeooo:rsid="000f67da" officeooo:paragraph-rsid="000f67da"/>
    </style:style>
    <style:style style:name="P51" style:family="paragraph" style:parent-style-name="Heading_20_1">
      <style:text-properties fo:color="#0c628d" fo:language="en" fo:country="US" officeooo:rsid="0019816c" officeooo:paragraph-rsid="00246566"/>
    </style:style>
    <style:style style:name="P52" style:family="paragraph" style:parent-style-name="Name" style:master-pag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fo:color="#0c628d" fo:language="en" fo:country="US" officeooo:rsid="000b01a9" officeooo:paragraph-rsid="000dcd96"/>
    </style:style>
    <style:style style:name="P53" style:family="paragraph" style:parent-style-name="Heading_20_4">
      <style:paragraph-properties fo:margin-left="0in" fo:margin-right="0in" fo:text-indent="0in" style:auto-text-indent="false"/>
      <style:text-properties officeooo:paragraph-rsid="00246566"/>
    </style:style>
    <style:style style:name="P54" style:family="paragraph" style:parent-style-name="Heading_20_4">
      <style:paragraph-properties fo:margin-left="0in" fo:margin-right="0in" fo:text-indent="0in" style:auto-text-indent="false"/>
      <style:text-properties officeooo:paragraph-rsid="0026375a"/>
    </style:style>
    <style:style style:name="T1" style:family="text">
      <style:text-properties style:font-name="Cambria" style:font-name-complex="Cambria" text:display="non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dcd96"/>
    </style:style>
    <style:style style:name="T4" style:family="text">
      <style:text-properties fo:language="en" fo:country="US" officeooo:rsid="0019816c"/>
    </style:style>
    <style:style style:name="T5" style:family="text">
      <style:text-properties fo:language="en" fo:country="US" officeooo:rsid="001986f1"/>
    </style:style>
    <style:style style:name="T6" style:family="text">
      <style:text-properties fo:language="en" fo:country="US" officeooo:rsid="00231cf1"/>
    </style:style>
    <style:style style:name="T7" style:family="text">
      <style:text-properties fo:language="en" fo:country="US" officeooo:rsid="002454cf"/>
    </style:style>
    <style:style style:name="T8" style:family="text">
      <style:text-properties fo:language="en" fo:country="US" officeooo:rsid="0026375a"/>
    </style:style>
    <style:style style:name="T9" style:family="text">
      <style:text-properties fo:language="en" fo:country="US" officeooo:rsid="0026ba28"/>
    </style:style>
    <style:style style:name="T10" style:family="text">
      <style:text-properties style:font-name="Arial" fo:language="en" fo:country="US"/>
    </style:style>
    <style:style style:name="T11" style:family="text">
      <style:text-properties style:font-name="Arial" fo:language="en" fo:country="US" officeooo:rsid="000b01a9"/>
    </style:style>
    <style:style style:name="T12" style:family="text">
      <style:text-properties style:font-name="Arial" fo:language="en" fo:country="US" fo:font-weight="normal" style:font-weight-asian="normal" style:font-weight-complex="normal"/>
    </style:style>
    <style:style style:name="T13" style:family="text">
      <style:text-properties style:font-name="Arial" fo:language="en" fo:country="US" fo:font-weight="normal" officeooo:rsid="000bfc5c" style:font-weight-asian="normal" style:font-weight-complex="normal"/>
    </style:style>
    <style:style style:name="T14" style:family="text">
      <style:text-properties style:font-name="Arial" fo:language="en" fo:country="US" fo:font-weight="normal" officeooo:rsid="00120723" style:font-weight-asian="normal" style:font-weight-complex="normal"/>
    </style:style>
    <style:style style:name="T15" style:family="text">
      <style:text-properties style:font-name="Arial" fo:language="en" fo:country="US" fo:font-weight="normal" officeooo:rsid="00135d32" style:font-weight-asian="normal" style:font-weight-complex="normal"/>
    </style:style>
    <style:style style:name="T16" style:family="text">
      <style:text-properties style:font-name="Arial" fo:language="en" fo:country="US" fo:font-weight="normal" officeooo:rsid="0015050a" style:font-weight-asian="normal" style:font-weight-complex="normal"/>
    </style:style>
    <style:style style:name="T17" style:family="text">
      <style:text-properties style:font-name="Arial" fo:language="en" fo:country="US" officeooo:rsid="000dcd96"/>
    </style:style>
    <style:style style:name="T18" style:family="text">
      <style:text-properties style:font-name="Arial" fo:language="en" fo:country="US" officeooo:rsid="00120723"/>
    </style:style>
    <style:style style:name="T19" style:family="text">
      <style:text-properties style:font-name="Arial" fo:language="en" fo:country="US" officeooo:rsid="0015050a"/>
    </style:style>
    <style:style style:name="T20" style:family="text">
      <style:text-properties style:font-name="Arial" fo:language="en" fo:country="US" officeooo:rsid="00152ed9"/>
    </style:style>
    <style:style style:name="T21" style:family="text">
      <style:text-properties style:font-name="Arial" fo:language="en" fo:country="US" officeooo:rsid="0017b47c"/>
    </style:style>
    <style:style style:name="T22" style:family="text">
      <style:text-properties style:font-name="Arial" fo:language="en" fo:country="US" officeooo:rsid="0020259f"/>
    </style:style>
    <style:style style:name="T23" style:family="text">
      <style:text-properties style:font-name="Arial" fo:language="en" fo:country="US" officeooo:rsid="00246566"/>
    </style:style>
    <style:style style:name="T24" style:family="text">
      <style:text-properties style:font-name="Arial" fo:language="en" fo:country="US" style:font-weight-complex="normal"/>
    </style:style>
    <style:style style:name="T25" style:family="text">
      <style:text-properties style:font-name="Arial" fo:language="en" fo:country="US" officeooo:rsid="000bfc5c"/>
    </style:style>
    <style:style style:name="T26" style:family="text">
      <style:text-properties style:font-name="Arial" fo:language="en" fo:country="US" officeooo:rsid="002454cf"/>
    </style:style>
    <style:style style:name="T27" style:family="text">
      <style:text-properties style:font-name="Arial" fo:language="en" fo:country="US" officeooo:rsid="0017cbee"/>
    </style:style>
    <style:style style:name="T28" style:family="text">
      <style:text-properties style:font-name="Arial" fo:language="en" fo:country="US" officeooo:rsid="0019816c"/>
    </style:style>
    <style:style style:name="T29" style:family="text">
      <style:text-properties style:font-name="Arial" officeooo:rsid="0026375a"/>
    </style:style>
    <style:style style:name="T30" style:family="text">
      <style:text-properties style:font-name="Arial" officeooo:rsid="0026ba28"/>
    </style:style>
    <style:style style:name="T31" style:family="text">
      <style:text-properties fo:color="#bf714a" fo:language="en" fo:country="US"/>
    </style:style>
    <style:style style:name="T32" style:family="text">
      <style:text-properties fo:color="#bf714a" fo:language="en" fo:country="US" officeooo:rsid="000bfc5c"/>
    </style:style>
    <style:style style:name="T33" style:family="text">
      <style:text-properties fo:color="#bf714a" fo:language="en" fo:country="US" officeooo:rsid="000f67da"/>
    </style:style>
    <style:style style:name="T34" style:family="text">
      <style:text-properties fo:color="#bf714a" fo:language="en" fo:country="US" officeooo:rsid="000dcd96"/>
    </style:style>
    <style:style style:name="T35" style:family="text">
      <style:text-properties fo:color="#bf714a" fo:language="en" fo:country="US" officeooo:rsid="0015050a"/>
    </style:style>
    <style:style style:name="T36" style:family="text">
      <style:text-properties fo:color="#bf714a" fo:language="en" fo:country="US" officeooo:rsid="0017b47c"/>
    </style:style>
    <style:style style:name="T37" style:family="text">
      <style:text-properties fo:color="#bf714a" fo:language="en" fo:country="US" officeooo:rsid="001a38c2"/>
    </style:style>
    <style:style style:name="T38" style:family="text">
      <style:text-properties fo:color="#bf714a" style:font-name="Georgia1" fo:language="en" fo:country="US" officeooo:rsid="0019816c"/>
    </style:style>
    <style:style style:name="T39" style:family="text">
      <style:text-properties fo:color="#bf714a" style:font-name="Georgia1" fo:language="en" fo:country="US" officeooo:rsid="000dcd96"/>
    </style:style>
    <style:style style:name="T40" style:family="text">
      <style:text-properties fo:font-variant="normal" fo:text-transform="none" fo:color="#bf714a" style:font-name="Georgia1" fo:font-size="11pt" fo:letter-spacing="normal" fo:language="en" fo:country="US" fo:font-style="normal" fo:font-weight="bold" officeooo:rsid="0019816c" style:font-size-asian="11pt" style:font-size-complex="11pt"/>
    </style:style>
    <style:style style:name="T41" style:family="text">
      <style:text-properties fo:font-variant="normal" fo:text-transform="none" fo:color="#bf714a" style:font-name="Georgia1" fo:font-size="11pt" fo:letter-spacing="normal" fo:language="en" fo:country="US" fo:font-style="normal" fo:font-weight="bold" officeooo:rsid="001a8c29" style:font-size-asian="11pt" style:font-size-complex="11pt"/>
    </style:style>
    <style:style style:name="T42" style:family="text">
      <style:text-properties fo:font-variant="normal" fo:text-transform="none" fo:color="#bf714a" style:font-name="Georgia1" fo:font-size="11pt" fo:letter-spacing="normal" fo:language="en" fo:country="US" fo:font-style="normal" fo:font-weight="bold" officeooo:rsid="0026375a" style:font-size-asian="11pt" style:font-size-complex="11pt"/>
    </style:style>
    <style:style style:name="T43" style:family="text">
      <style:text-properties fo:font-variant="normal" fo:text-transform="none" fo:font-size="11pt" fo:letter-spacing="normal" fo:language="en" fo:country="US" fo:font-style="normal" fo:font-weight="normal" style:font-size-asian="11pt" style:font-size-complex="11pt"/>
    </style:style>
    <style:style style:name="T44" style:family="text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T45" style:family="text">
      <style:text-properties fo:font-variant="normal" fo:text-transform="none" fo:color="#222222" style:font-name="Arial" fo:font-size="11pt" fo:letter-spacing="normal" fo:font-style="normal" fo:font-weight="normal" officeooo:rsid="0026375a" style:font-size-asian="11pt" style:font-size-complex="11pt"/>
    </style:style>
    <style:style style:name="T46" style:family="text">
      <style:text-properties fo:font-variant="normal" fo:text-transform="none" fo:color="#222222" style:font-name="Arial" fo:font-size="11pt" fo:letter-spacing="normal" fo:font-style="normal" fo:font-weight="normal" officeooo:rsid="0026ba28" style:font-size-asian="11pt" style:font-size-complex="11pt"/>
    </style:style>
    <style:style style:name="T47" style:family="text">
      <style:text-properties fo:font-variant="normal" fo:text-transform="none" fo:color="#222222" style:font-name="Arial" fo:font-size="11pt" fo:letter-spacing="normal" fo:font-style="normal" fo:font-weight="normal" officeooo:rsid="0026ba28" style:font-size-asian="11pt" style:font-size-complex="11pt"/>
    </style:style>
    <style:style style:name="T48" style:family="text">
      <style:text-properties fo:font-variant="normal" fo:text-transform="none" style:font-name="Arial" fo:font-size="11pt" fo:letter-spacing="normal" fo:language="en" fo:country="US" fo:font-style="normal" fo:font-weight="normal" officeooo:rsid="00120723" style:font-size-asian="11pt" style:font-size-complex="11pt"/>
    </style:style>
    <style:style style:name="T49" style:family="text">
      <style:text-properties officeooo:rsid="00231cf1"/>
    </style:style>
    <style:style style:name="T50" style:family="text">
      <style:text-properties officeooo:rsid="002454cf"/>
    </style:style>
    <style:style style:name="T51" style:family="text">
      <style:text-properties fo:color="#0c628d" style:font-name="Arial" fo:language="en" fo:country="US" officeooo:rsid="001986f1"/>
    </style:style>
    <style:style style:name="T52" style:family="text">
      <style:text-properties fo:color="#0c628d" fo:language="en" fo:country="US" officeooo:rsid="001986f1"/>
    </style:style>
    <style:style style:name="T53" style:family="text">
      <style:text-properties fo:color="#0c628d" fo:language="en" fo:country="US" officeooo:rsid="0019816c"/>
    </style:style>
    <style:style style:name="T54" style:family="text">
      <style:text-properties style:use-window-font-color="true" fo:language="en" fo:country="US" officeooo:rsid="001986f1"/>
    </style:style>
    <style:style style:name="T55" style:family="text">
      <style:text-properties style:use-window-font-color="true" style:font-name="Arial" fo:language="en" fo:country="US" officeooo:rsid="00246566"/>
    </style:style>
    <style:style style:name="T56" style:family="text">
      <style:text-properties officeooo:rsid="0026375a"/>
    </style:style>
    <style:style style:name="T57" style:family="text">
      <style:text-properties officeooo:rsid="001a8c29"/>
    </style:style>
    <style:style style:name="T58" style:family="text">
      <style:text-properties officeooo:rsid="0026ba28"/>
    </style:style>
    <style:style style:name="T59" style:family="text">
      <style:text-properties officeooo:rsid="000b01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Russell Chapman</text:p>
      <text:p text:style-name="P34"/>
      <text:p text:style-name="P35"><text:a xlink:type="simple" xlink:href="mailto:chpmnrssll@gmail.com" text:style-name="Internet_20_link" text:visited-style-name="Visited_20_Internet_20_Link"><text:span text:style-name="T59">chpmnrssll</text:span></text:a><text:a xlink:type="simple" xlink:href="mailto:chpmnrssll@gmail.com" text:style-name="Internet_20_link" text:visited-style-name="Visited_20_Internet_20_Link">@</text:a><text:a xlink:type="simple" xlink:href="mailto:chpmnrssll@gmail.com" text:style-name="Internet_20_link" text:visited-style-name="Visited_20_Internet_20_Link"><text:span text:style-name="T59">gmail</text:span></text:a><text:a xlink:type="simple" xlink:href="mailto:chpmnrssll@gmail.com" text:style-name="Internet_20_link" text:visited-style-name="Visited_20_Internet_20_Link">.com</text:a></text:p>
      <text:p text:style-name="P33">429 Navajo Ave, Simla CO</text:p>
      <text:p text:style-name="P31"><text:span text:style-name="T10">(</text:span><text:span text:style-name="T11">719</text:span><text:span text:style-name="T10">) </text:span><text:span text:style-name="T21">541-5607</text:span></text:p>
      <text:p text:style-name="P15"/>
      <text:p text:style-name="P32"><text:span text:style-name="T43">I've been programming for more than 20 years and have been involved in freelancing off and on since 2012. Real-time graphics, web application development, and open source often grab my attention. </text:span><text:span text:style-name="T48">More info about me is available on my portfolio site, my upWork profile, or on GitHub @chpmnrssll</text:span></text:p>
      <text:p text:style-name="P16"/>
      <text:h text:style-name="P50" text:outline-level="1">Skills</text:h>
      <text:p text:style-name="P3"/>
      <text:list xml:id="list1210449090" text:style-name="L1">
        <text:list-item>
          <text:p text:style-name="P36">Content management systems (<text:span text:style-name="T49">Netlify, CosmicJS, </text:span>WordPress)</text:p>
        </text:list-item>
        <text:list-item>
          <text:p text:style-name="P36"><text:span text:style-name="T49">JAMstack &amp; s</text:span>tatic site generators (Jekyll, Nuxt, VuePress, <text:span text:style-name="T50">Gatsby</text:span>)</text:p>
        </text:list-item>
        <text:list-item>
          <text:p text:style-name="P39">Responsive design, lazy loading, SEO, optimization</text:p>
        </text:list-item>
        <text:list-item>
          <text:p text:style-name="P39">JavaScript, Node.js, PHP, Google Apps Script</text:p>
        </text:list-item>
        <text:list-item>
          <text:p text:style-name="P37"><text:span text:style-name="T49">Vue.js, React, Backbone.js, jQuery, Express.js</text:span></text:p>
        </text:list-item>
        <text:list-item>
          <text:p text:style-name="P26">MongoDB, NoSQL, SQL, JSON, CSV, XML</text:p>
        </text:list-item>
        <text:list-item>
          <text:p text:style-name="P40">Bower, Gulp, Grunt, NPM, Webpack</text:p>
        </text:list-item>
        <text:list-item>
          <text:p text:style-name="P39">HTML5, CSS3, BEM, Sass, Stylus</text:p>
        </text:list-item>
        <text:list-item>
          <text:p text:style-name="P37"><text:span text:style-name="T6">DevOps, CI/CD, Docker, Linux, Bash, SSH, Git</text:span></text:p>
        </text:list-item>
        <text:list-item>
          <text:p text:style-name="P41">API, <text:span text:style-name="T50">MVC, MV*, </text:span>PWA, <text:span text:style-name="T50">REST, SPA, OOP</text:span></text:p>
        </text:list-item>
        <text:list-item>
          <text:p text:style-name="P38"><text:span text:style-name="T49">Canvas, WebGL, SVG</text:span></text:p>
          <text:p text:style-name="P44"/>
        </text:list-item>
      </text:list>
      <text:h text:style-name="P51" text:outline-level="1">Projects</text:h>
      <text:p text:style-name="P23"><text:span text:style-name="T53"/></text:p>
      <text:h text:style-name="P54" text:outline-level="4"><text:span text:style-name="Normal_20_Bold"><text:span text:style-name="T42">WordPress</text:span></text:span><text:span text:style-name="Normal_20_Bold"><text:span text:style-name="T40"> </text:span></text:span><text:span text:style-name="Normal_20_Bold"><text:span text:style-name="T42">to Jekyll conversion</text:span></text:span></text:h>
      <text:p text:style-name="P47"><text:span text:style-name="T29">0</text:span><text:span text:style-name="T30">9</text:span><text:span text:style-name="T29">.2018 – 10.2018<text:tab/></text:span><text:span text:style-name="T44">Converted an existing WordPress/PHP site to a Jekyll static site </text:span><text:span text:style-name="T45">while maintaining all <text:tab/>theme elements and functionality</text:span><text:span text:style-name="T44">. Makes use of the Jekyll <text:tab/>Archives plugin.</text:span></text:p>
      <text:p text:style-name="P47"><text:span text:style-name="T44"><text:tab/></text:span></text:p>
      <text:p text:style-name="P46"><text:tab/><text:span text:style-name="T58">Source: </text:span><text:a xlink:type="simple" xlink:href="https://chpmnrssll.github.io/aluminium-spider/pages/multithread/" text:style-name="Internet_20_link" text:visited-style-name="Visited_20_Internet_20_Link">https://</text:a><text:a xlink:type="simple" xlink:href="https://chpmnrssll.github.io/aluminium-spider/pages/multithread/" text:style-name="Internet_20_link" text:visited-style-name="Visited_20_Internet_20_Link"><text:span text:style-name="T58">github.com</text:span></text:a><text:a xlink:type="simple" xlink:href="https://chpmnrssll.github.io/aluminium-spider/pages/multithread/" text:style-name="Internet_20_link" text:visited-style-name="Visited_20_Internet_20_Link">/</text:a><text:a xlink:type="simple" xlink:href="https://chpmnrssll.github.io/aluminium-spider/pages/multithread/" text:style-name="Internet_20_link" text:visited-style-name="Visited_20_Internet_20_Link"><text:span text:style-name="T58">gwidgets</text:span></text:a><text:a xlink:type="simple" xlink:href="https://chpmnrssll.github.io/aluminium-spider/pages/multithread/" text:style-name="Internet_20_link" text:visited-style-name="Visited_20_Internet_20_Link">/</text:a><text:a xlink:type="simple" xlink:href="https://chpmnrssll.github.io/aluminium-spider/pages/multithread/" text:style-name="Internet_20_link" text:visited-style-name="Visited_20_Internet_20_Link"><text:span text:style-name="T58">gwidgets.github.io/</text:span></text:a></text:p>
      <text:p text:style-name="P46"><text:tab/><text:span text:style-name="T58">Live: </text:span><text:a xlink:type="simple" xlink:href="https://github.com/gwidgets/gwidgets.github.io/" text:style-name="Internet_20_link" text:visited-style-name="Visited_20_Internet_20_Link">http://</text:a><text:a xlink:type="simple" xlink:href="https://github.com/gwidgets/gwidgets.github.io/" text:style-name="Internet_20_link" text:visited-style-name="Visited_20_Internet_20_Link"><text:span text:style-name="T58">www.g-widgets.com/</text:span></text:a></text:p>
      <text:p text:style-name="P48"/>
      <text:h text:style-name="P53" text:outline-level="4"><text:span text:style-name="Normal_20_Bold"><text:span text:style-name="T40">Multithreaded Downloader</text:span></text:span></text:h>
      <text:p text:style-name="P43"><text:span text:style-name="T57">05.2018 – 07.2018<text:tab/></text:span>A browser-based multi-threaded downloader <text:span text:style-name="T58">for Backblaze B2 </text:span>implemented in vanilla JavaScript.</text:p>
      <text:p text:style-name="P43"/>
      <text:p text:style-name="P43"><text:tab/>More info: <text:a xlink:type="simple" xlink:href="https://chpmnrssll.github.io/aluminium-spider/pages/multithread/" text:style-name="Internet_20_link" text:visited-style-name="Visited_20_Internet_20_Link">https://chpmnrssll.github.io/</text:a><text:a xlink:type="simple" xlink:href="https://chpmnrssll.github.io/aluminium-spider/pages/multithread/" text:style-name="Internet_20_link" text:visited-style-name="Visited_20_Internet_20_Link"><text:span text:style-name="T50">vuepress</text:span></text:a><text:a xlink:type="simple" xlink:href="https://chpmnrssll.github.io/aluminium-spider/pages/multithread/" text:style-name="Internet_20_link" text:visited-style-name="Visited_20_Internet_20_Link">/pages/</text:a><text:a xlink:type="simple" xlink:href="https://chpmnrssll.github.io/aluminium-spider/pages/multithread/" text:style-name="Internet_20_link" text:visited-style-name="Visited_20_Internet_20_Link"><text:span text:style-name="T50">portfolio/</text:span></text:a><text:a xlink:type="simple" xlink:href="https://chpmnrssll.github.io/aluminium-spider/pages/multithread/" text:style-name="Internet_20_link" text:visited-style-name="Visited_20_Internet_20_Link">multithread/</text:a></text:p>
      <text:p text:style-name="P42"/>
      <text:p text:style-name="P45"><text:span text:style-name="Normal_20_Bold"><text:span text:style-name="T38">Portfolio</text:span></text:span><text:span text:style-name="Normal_20_Bold"><text:span text:style-name="T39"> </text:span></text:span><text:span text:style-name="Normal_20_Bold"><text:span text:style-name="T38">Site</text:span></text:span></text:p>
      <text:p text:style-name="P29"><text:span text:style-name="T4">08.</text:span><text:span text:style-name="T2">201</text:span><text:span text:style-name="T4">7 – </text:span><text:span text:style-name="T5">Current<text:tab/></text:span><text:span text:style-name="T4">My portfolio site is a single-page </text:span><text:span text:style-name="T8">PWA</text:span><text:span text:style-name="T4"> </text:span><text:span text:style-name="T8">hosted on </text:span><text:span text:style-name="T4">GitHub Pages </text:span><text:span text:style-name="T8">with both VuePress and <text:tab/>Jekyll versions</text:span><text:span text:style-name="T4">. You'll find more </text:span><text:span text:style-name="T9">information </text:span><text:span text:style-name="T4">about </text:span><text:span text:style-name="T9">many </text:span><text:span text:style-name="T4">other projects I've worked on <text:tab/>under the "Development Portfolio" or "Development History" sections.</text:span></text:p>
      <text:p text:style-name="P28"/>
      <text:p text:style-name="P27"><text:span text:style-name="T5"><text:tab/><text:tab/><text:tab/></text:span><text:span text:style-name="T7">VuePress version</text:span><text:span text:style-name="T5">: </text:span><text:a xlink:type="simple" xlink:href="https://chpmnrssll.github.io/jekyll/" text:style-name="Internet_20_link" text:visited-style-name="Visited_20_Internet_20_Link"><text:span text:style-name="T5">https://chpmnrssll.github.io/</text:span></text:a><text:a xlink:type="simple" xlink:href="https://chpmnrssll.github.io/jekyll/" text:style-name="Internet_20_link" text:visited-style-name="Visited_20_Internet_20_Link"><text:span text:style-name="T7">vuepress</text:span></text:a><text:a xlink:type="simple" xlink:href="https://chpmnrssll.github.io/jekyll/" text:style-name="Internet_20_link" text:visited-style-name="Visited_20_Internet_20_Link"><text:span text:style-name="T5">/</text:span></text:a></text:p>
      <text:p text:style-name="P27"><text:span text:style-name="T52"><text:tab/><text:tab/><text:tab/></text:span><text:span text:style-name="T54">Jekyll version:</text:span><text:span text:style-name="T52"> </text:span><text:a xlink:type="simple" xlink:href="https://chpmnrssll.github.io/jekyll/" text:style-name="Internet_20_link" text:visited-style-name="Visited_20_Internet_20_Link">https://chpmnrssll.github.io/jekyll/</text:a></text:p>
      <text:p text:style-name="P27"><text:span text:style-name="T51"/></text:p>
      <text:h text:style-name="P50" text:outline-level="1"/>
      <text:h text:style-name="P50" text:outline-level="1"><text:soft-page-break/>Experience</text:h>
      <text:p text:style-name="P11"/>
      <text:p text:style-name="P2"><text:span text:style-name="Normal_20_Bold"><text:span text:style-name="T31">UpWork / oDesk – Full Stack Developer</text:span></text:span></text:p>
      <text:p text:style-name="P24"><text:span text:style-name="Normal_20_Bold"><text:span text:style-name="T12">20</text:span></text:span><text:span text:style-name="Normal_20_Bold"><text:span text:style-name="T13">1</text:span></text:span><text:span text:style-name="Normal_20_Bold"><text:span text:style-name="T12">3 </text:span></text:span><text:span text:style-name="Normal_20_Bold"><text:span text:style-name="T14">~</text:span></text:span><text:span text:style-name="Normal_20_Bold"><text:span text:style-name="T12"> present<text:tab/></text:span></text:span><text:span text:style-name="Normal_20_Bold"><text:span text:style-name="T14">Worked with various clients (worldwide) as a contractor/freelance developer.</text:span></text:span></text:p>
      <text:p text:style-name="P24"><text:span text:style-name="Normal_20_Bold"><text:span text:style-name="T15"><text:tab/>Detailed history and feedback </text:span></text:span><text:span text:style-name="Normal_20_Bold"><text:span text:style-name="T16">is</text:span></text:span><text:span text:style-name="Normal_20_Bold"><text:span text:style-name="T15"> available on my upWork profile page:</text:span></text:span></text:p>
      <text:p text:style-name="P24"><text:span text:style-name="Normal_20_Bold"><text:span text:style-name="T15"><text:tab/></text:span></text:span><text:a xlink:type="simple" xlink:href="https://www.upwork.com/fl/russellchapman" text:style-name="Internet_20_link" text:visited-style-name="Visited_20_Internet_20_Link"><text:span text:style-name="Normal_20_Bold"><text:span text:style-name="T12">https://www.upwork.com/fl/russellchapman</text:span></text:span></text:a></text:p>
      <text:p text:style-name="P7"/>
      <text:p text:style-name="P9"><text:span text:style-name="Normal_20_Bold"><text:span text:style-name="T32">Like Minds Design</text:span></text:span><text:span text:style-name="Normal_20_Bold"><text:span text:style-name="T31"> – </text:span></text:span><text:span text:style-name="Normal_20_Bold"><text:span text:style-name="T33">PHP </text:span></text:span><text:span text:style-name="Normal_20_Bold"><text:span text:style-name="T32">Developer</text:span></text:span></text:p>
      <text:p text:style-name="P30"><text:span text:style-name="T10">03.20</text:span><text:span text:style-name="T25">13</text:span><text:span text:style-name="T10"> – 0</text:span><text:span text:style-name="T25">7</text:span><text:span text:style-name="T10">.2013<text:tab/></text:span><text:span text:style-name="T18">Developed custom WordPress plugin and integrated into </text:span><text:span text:style-name="T10">Mississippi Court Reporters <text:tab/>Association</text:span><text:span text:style-name="T18">s’ new </text:span><text:span text:style-name="T10">membership site: </text:span><text:a xlink:type="simple" xlink:href="http://mscra.com/" text:style-name="Internet_20_link" text:visited-style-name="Visited_20_Internet_20_Link"><text:span text:style-name="T10">http://mscra.com/</text:span></text:a><text:span text:style-name="T10">. </text:span><text:span text:style-name="T19">More information about this <text:tab/>project is available </text:span><text:span text:style-name="T20">at: </text:span><text:a xlink:type="simple" xlink:href="https://chpmnrssll.github.io/posts/about/MCRA" text:style-name="Internet_20_link" text:visited-style-name="Visited_20_Internet_20_Link"><text:span text:style-name="T20">https://chpmnrssll.github.io/</text:span></text:a><text:a xlink:type="simple" xlink:href="https://chpmnrssll.github.io/posts/about/MCRA" text:style-name="Internet_20_link" text:visited-style-name="Visited_20_Internet_20_Link"><text:span text:style-name="T23">vuepress/pages</text:span></text:a><text:a xlink:type="simple" xlink:href="https://chpmnrssll.github.io/posts/about/MCRA" text:style-name="Internet_20_link" text:visited-style-name="Visited_20_Internet_20_Link"><text:span text:style-name="T20">/</text:span></text:a><text:a xlink:type="simple" xlink:href="https://chpmnrssll.github.io/posts/about/MCRA" text:style-name="Internet_20_link" text:visited-style-name="Visited_20_Internet_20_Link"><text:span text:style-name="T23">portfolio</text:span></text:a><text:a xlink:type="simple" xlink:href="https://chpmnrssll.github.io/posts/about/MCRA" text:style-name="Internet_20_link" text:visited-style-name="Visited_20_Internet_20_Link"><text:span text:style-name="T20">/</text:span></text:a><text:a xlink:type="simple" xlink:href="https://chpmnrssll.github.io/posts/about/MCRA" text:style-name="Internet_20_link" text:visited-style-name="Visited_20_Internet_20_Link"><text:span text:style-name="T23">mcra/</text:span></text:a></text:p>
      <text:p text:style-name="P1"/>
      <text:p text:style-name="Standard"><text:span text:style-name="Normal_20_Bold"><text:span text:style-name="T37">Freelance</text:span></text:span><text:span text:style-name="Normal_20_Bold"><text:span text:style-name="T31"> – </text:span></text:span><text:span text:style-name="Normal_20_Bold"><text:span text:style-name="T37">Web </text:span></text:span><text:span text:style-name="Normal_20_Bold"><text:span text:style-name="T35">D</text:span></text:span><text:span text:style-name="Normal_20_Bold"><text:span text:style-name="T34">eveloper</text:span></text:span></text:p>
      <text:p text:style-name="Standard"><text:span text:style-name="T19">1999</text:span><text:span text:style-name="T10"> </text:span><text:span text:style-name="T19">~</text:span><text:span text:style-name="T10"> </text:span><text:span text:style-name="T19">2013<text:tab/>Developed several web</text:span><text:span text:style-name="T10">sit</text:span><text:span text:style-name="T17">e</text:span><text:span text:style-name="T19">s ranging from static HTML to custom content management systems in PHP</text:span><text:span text:style-name="T17">. </text:span><text:span text:style-name="T19">More info here: </text:span><text:a xlink:type="simple" xlink:href="https://chpmnrssll.github.io/aluminium-spider/pages/portfolio/" text:style-name="Internet_20_link" text:visited-style-name="Visited_20_Internet_20_Link"><text:span text:style-name="T19">https://chpmnrssll.github.io/</text:span></text:a><text:a xlink:type="simple" xlink:href="https://chpmnrssll.github.io/aluminium-spider/pages/portfolio/" text:style-name="Internet_20_link" text:visited-style-name="Visited_20_Internet_20_Link"><text:span text:style-name="T23">vuepress</text:span></text:a><text:span text:style-name="T55">/</text:span><text:a xlink:type="simple" xlink:href="https://chpmnrssll.github.io/aluminium-spider/pages/portfolio/" text:style-name="Internet_20_link" text:visited-style-name="Visited_20_Internet_20_Link"><text:span text:style-name="T19">p</text:span></text:a><text:a xlink:type="simple" xlink:href="https://chpmnrssll.github.io/aluminium-spider/pages/portfolio/" text:style-name="Internet_20_link" text:visited-style-name="Visited_20_Internet_20_Link"><text:span text:style-name="T22">ages</text:span></text:a><text:a xlink:type="simple" xlink:href="https://chpmnrssll.github.io/aluminium-spider/pages/portfolio/" text:style-name="Internet_20_link" text:visited-style-name="Visited_20_Internet_20_Link"><text:span text:style-name="T19">/</text:span></text:a><text:a xlink:type="simple" xlink:href="https://chpmnrssll.github.io/aluminium-spider/pages/portfolio/" text:style-name="Internet_20_link" text:visited-style-name="Visited_20_Internet_20_Link"><text:span text:style-name="T22">portfolio/</text:span></text:a></text:p>
      <text:p text:style-name="P1"/>
      <text:p text:style-name="P10"><text:span text:style-name="Normal_20_Bold"><text:span text:style-name="T36">Other</text:span></text:span></text:p>
      <text:p text:style-name="P10"><text:span text:style-name="T21">200</text:span><text:span text:style-name="T28">5</text:span><text:span text:style-name="T10"> </text:span><text:span text:style-name="T19">~</text:span><text:span text:style-name="T10"> </text:span><text:span text:style-name="T19">201</text:span><text:span text:style-name="T28">0</text:span><text:span text:style-name="T19"><text:tab/></text:span><text:span text:style-name="T21">ASE certified diesel mechanic, parts counter, </text:span><text:span text:style-name="T26">and </text:span><text:span text:style-name="T21">service writer at Travel Centers of America </text:span><text:span text:style-name="T27">in Limon, CO</text:span><text:span text:style-name="T21">. Also contracted as on-call/emergency roadside service provider in </text:span><text:span text:style-name="T27">the </text:span><text:span text:style-name="T21">Colorado Springs area.</text:span></text:p>
      <text:p text:style-name="P21"><text:span text:style-name="T4"/></text:p>
      <text:h text:style-name="P49" text:outline-level="1">Education</text:h>
      <text:p text:style-name="P4"/>
      <text:p text:style-name="P4"><text:span text:style-name="Normal_20_Bold"><text:span text:style-name="T34">edX/BerkeleyX</text:span></text:span><text:span text:style-name="Normal_20_Bold"><text:span text:style-name="T31"> – </text:span></text:span><text:span text:style-name="Normal_20_Bold"><text:span text:style-name="T34">Computer Science</text:span></text:span></text:p>
      <text:p text:style-name="P13"><text:span text:style-name="T2">201</text:span><text:span text:style-name="T3">2</text:span></text:p>
      <text:p text:style-name="P12"/>
      <text:list xml:id="list4237631696" text:style-name="L4">
        <text:list-item>
          <text:p text:style-name="P17"><text:span text:style-name="T10">CS169.1x: Software as a Service - SaaS, Ruby on Rails </text:span><text:a xlink:type="simple" xlink:href="https://verify.edx.org/cert/5e306e9de87e4b699e30024caa925ff7" text:style-name="Internet_20_link" text:visited-style-name="Visited_20_Internet_20_Link"><text:span text:style-name="T10">https://verify.edx.org/cert/5e306e9de87e4b699e30024caa925ff7</text:span></text:a></text:p>
          <text:p text:style-name="P18"/>
        </text:list-item>
        <text:list-item>
          <text:p text:style-name="P17"><text:span text:style-name="T10">CS188.1x: Artificial Intelligence - Machine Learning, Python </text:span><text:a xlink:type="simple" xlink:href="https://verify.edx.org/cert/3e462d2a82e94c4da653c63924dbc56a" text:style-name="Internet_20_link" text:visited-style-name="Visited_20_Internet_20_Link"><text:span text:style-name="T10">https://verify.edx.org/cert/3e462d2a82e94c4da653c63924dbc56a</text:span></text:a></text:p>
        </text:list-item>
      </text:list>
      <text:p text:style-name="P6"/>
      <text:p text:style-name="P1"/>
      <text:p text:style-name="P4"><text:span text:style-name="Normal_20_Bold"><text:span text:style-name="T34">Pikes Peak</text:span></text:span><text:span text:style-name="Normal_20_Bold"><text:span text:style-name="T33"> Community College – Computer Science</text:span></text:span></text:p>
      <text:p text:style-name="P8"><text:span text:style-name="T3">1997</text:span><text:span text:style-name="T2"> </text:span><text:span text:style-name="T3">~</text:span><text:span text:style-name="T2"> 20</text:span><text:span text:style-name="T3">11</text:span></text:p>
      <text:p text:style-name="P5"/>
      <text:list xml:id="list2050697846" text:style-name="L5">
        <text:list-item>
          <text:p text:style-name="P19">DRT 283 - Advanced Animation</text:p>
        </text:list-item>
        <text:list-item>
          <text:p text:style-name="P19">DRT 201 - Intro to Computer Animation</text:p>
        </text:list-item>
        <text:list-item>
          <text:p text:style-name="P19">CSC 161 - Computer Science II,‭ C++</text:p>
        </text:list-item>
        <text:list-item>
          <text:p text:style-name="P19">CSC 160 - Computer Science I, C++</text:p>
        </text:list-item>
        <text:list-item>
          <text:p text:style-name="P19">AST 102 - Astronomy II *</text:p>
        </text:list-item>
        <text:list-item>
          <text:p text:style-name="P19">AST 101 - Astronomy I *</text:p>
        </text:list-item>
        <text:list-item>
          <text:p text:style-name="P20">SPS 101 – Spaceflight *</text:p>
        </text:list-item>
        <text:list-item>
          <text:p text:style-name="P20">MAT 075 – Pre-Algebra</text:p>
        </text:list-item>
      </text:list>
      <text:p text:style-name="P14"/>
      <text:list xml:id="list100504497004507" text:continue-numbering="true" text:style-name="L5">
        <text:list-header>
          <text:p text:style-name="P22">* NASA Scholorship program</text:p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tham SSm" svg:font-family="'Gotham SSm', Helvetica, Arial, sans-serif"/>
    <style:font-face style:name="Georgia1" svg:font-family="Georgia" style:font-family-generic="roman"/>
    <style:font-face style:name="Arial" svg:font-family="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5in" fo:margin-right="0in" fo:orphans="2" fo:widows="2" fo:text-indent="-1.5in" style:auto-text-indent="false" style:writing-mode="lr-tb">
        <style:tab-stops>
          <style:tab-stop style:position="1.5in"/>
        </style:tab-stops>
      </style:paragraph-properties>
      <style:text-properties style:use-window-font-color="true" style:font-name="Georgia" fo:font-family="Georgia" style:font-family-generic="roman" style:font-pitch="variable" fo:font-size="11pt" fo:language="fr" fo:country="FR" style:font-name-asian="Calibri" style:font-family-asian="Calibri" style:font-family-generic-asian="swiss" style:font-pitch-asian="variable" style:font-size-asian="11pt" style:font-name-complex="Georgia" style:font-family-complex="Georgia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.0693in" loext:contextual-spacing="false">
        <style:tab-stops>
          <style:tab-stop style:position="1.5in"/>
        </style:tab-stops>
      </style:paragraph-properties>
      <style:text-properties fo:color="#f38630" fo:font-size="14pt" fo:language="none" fo:country="none" fo:font-weight="bold" style:font-size-asian="14pt" style:font-weight-asian="bold" style:font-size-complex="14pt"/>
    </style:style>
    <style:style style:name="Position_20_Title" style:display-name="Position Title" style:family="paragraph">
      <style:paragraph-properties fo:orphans="2" fo:widows="2">
        <style:tab-stops>
          <style:tab-stop style:position="1.5in"/>
        </style:tab-stops>
      </style:paragraph-properties>
      <style:text-properties fo:color="#f38630" style:font-name="Georgia" fo:font-family="Georgia" style:font-family-generic="roman" style:font-pitch="variable" fo:font-size="11pt" fo:language="en" fo:country="US" style:font-name-asian="Calibri" style:font-family-asian="Calibri" style:font-family-generic-asian="swiss" style:font-pitch-asian="variable" style:font-size-asian="11pt" style:language-asian="none" style:country-asian="none" style:font-name-complex="Georgia" style:font-family-complex="Georgia" style:font-family-generic-complex="roman" style:font-pitch-complex="variable" style:font-size-complex="11pt" style:language-complex="ar" style:country-complex="SA"/>
    </style:style>
    <style:style style:name="Name" style:family="paragraph" style:parent-style-name="Standard">
      <style:paragraph-properties>
        <style:tab-stops>
          <style:tab-stop style:position="1.5in"/>
        </style:tab-stops>
      </style:paragraph-properties>
      <style:text-properties fo:font-size="26pt" fo:font-weight="bold" style:font-size-asian="26pt" style:font-weight-asian="bold" style:font-size-complex="26pt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in" fo:margin-right="0in" fo:margin-top="0.1945in" fo:margin-bottom="0.1945in" loext:contextual-spacing="false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DejaVu Serif" fo:font-family="'DejaVu Serif'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>
      <style:text-properties fo:color="#f38630" style:font-name="Georgia" fo:font-family="Georgia" style:font-family-generic="roman" style:font-pitch="variable" fo:font-size="14pt" fo:font-weight="bold" style:font-size-asian="14pt" style:font-weight-asian="bold" style:font-name-complex="Georgia" style:font-family-complex="Georgia" style:font-family-generic-complex="roman" style:font-pitch-complex="variable" style:font-size-complex="14pt"/>
    </style:style>
    <style:style style:name="Normal_20_Bold" style:display-name="Normal Bold" style:family="text">
      <style:text-properties fo:font-weight="bold" style:font-weight-asian="bold"/>
    </style:style>
    <style:style style:name="Header_20_Char" style:display-name="Header Char" style:family="text">
      <style:text-properties style:font-name="Georgia" fo:font-family="Georgia" style:font-family-generic="roman" style:font-pitch="variable" fo:font-size="11pt" fo:language="fr" fo:country="FR" style:font-size-asian="11pt" style:font-name-complex="Georgia" style:font-family-complex="Georgia" style:font-family-generic-complex="roman" style:font-pitch-complex="variable" style:font-size-complex="11pt"/>
    </style:style>
    <style:style style:name="Footer_20_Char" style:display-name="Footer Char" style:family="text">
      <style:text-properties style:font-name="Georgia" fo:font-family="Georgia" style:font-family-generic="roman" style:font-pitch="variable" fo:font-size="11pt" fo:language="fr" fo:country="FR" style:font-size-asian="11pt" style:font-name-complex="Georgia" style:font-family-complex="Georgia" style:font-family-generic-complex="roman" style:font-pitch-complex="variable" style:font-size-complex="11pt"/>
    </style:style>
    <style:style style:name="_5f_tgc" style:display-name="_tgc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Cambria" style:font-name-complex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_5f_tgc"><text:span text:style-name="MT1">© </text:span></text:span><text:span text:style-name="MT1">This Free Resume Template is the copyright of Hloom.com. The unauthorized copying, sharing or distribution of copyrighted material is strictly prohibited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hloom.com</meta:initial-creator>
    <meta:creation-date>2018-03-15T23:20:00</meta:creation-date>
    <dc:date>2019-02-14T10:04:12.107956193</dc:date>
    <meta:editing-cycles>12</meta:editing-cycles>
    <meta:editing-duration>PT2H33S</meta:editing-duration>
    <meta:generator>LibreOffice/6.1.4.2$Linux_X86_64 LibreOffice_project/10$Build-2</meta:generator>
    <meta:document-statistic meta:table-count="0" meta:image-count="0" meta:object-count="0" meta:page-count="2" meta:paragraph-count="59" meta:word-count="449" meta:character-count="3320" meta:non-whitespace-character-count="2923"/>
  </office:meta>
</office:document-meta>
</file>